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2640000039910000099DD1FC6812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M Sans" svg:font-family="'DM Sans'" style:font-pitch="variable"/>
    <style:font-face style:name="DM Sans Black" svg:font-family="'DM Sans Black'" style:font-pitch="variable"/>
    <style:font-face style:name="DM Sans Light" svg:font-family="'DM Sans Light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df9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svg:stroke-width="0cm" draw:fill="solid" draw:fill-color="#4c7867" draw:textarea-horizontal-align="justify" draw:textarea-vertical-align="top" draw:auto-grow-height="false" draw:fit-to-size="false" style:shrink-to-fit="false" fo:min-height="7.557cm" fo:min-width="11.677cm" fo:padding-top="0.125cm" fo:padding-bottom="0.125cm" fo:padding-left="0.25cm" fo:padding-right="0.25cm" fo:wrap-option="wrap" loext:decorative="false"/>
    </style:style>
    <style:style style:name="gr3" style:family="graphic" style:parent-style-name="standard">
      <style:graphic-properties draw:stroke="none" svg:stroke-width="0cm" draw:fill="solid" draw:fill-color="#a86da9" draw:textarea-horizontal-align="justify" draw:textarea-vertical-align="top" draw:auto-grow-height="false" draw:fit-to-size="false" style:shrink-to-fit="false" fo:min-height="7.557cm" fo:min-width="11.677cm" fo:padding-top="0.125cm" fo:padding-bottom="0.125cm" fo:padding-left="0.25cm" fo:padding-right="0.25cm" fo:wrap-option="wrap" loext:decorative="false"/>
    </style:style>
    <style:style style:name="gr4" style:family="graphic" style:parent-style-name="standard">
      <style:graphic-properties draw:stroke="none" svg:stroke-width="0cm" draw:fill="solid" draw:fill-color="#d2553f" draw:textarea-horizontal-align="justify" draw:textarea-vertical-align="top" draw:auto-grow-height="false" draw:fit-to-size="false" style:shrink-to-fit="false" fo:min-height="7.557cm" fo:min-width="11.677cm" fo:padding-top="0.125cm" fo:padding-bottom="0.125cm" fo:padding-left="0.25cm" fo:padding-right="0.25cm" fo:wrap-option="wrap" loext:decorative="false"/>
    </style:style>
    <style:style style:name="gr5" style:family="graphic" style:parent-style-name="standard">
      <style:graphic-properties draw:stroke="none" svg:stroke-width="0cm" draw:fill="solid" draw:fill-color="#eb8600" draw:textarea-horizontal-align="justify" draw:textarea-vertical-align="top" draw:auto-grow-height="false" draw:fit-to-size="false" style:shrink-to-fit="false" fo:min-height="7.557cm" fo:min-width="11.677cm" fo:padding-top="0.125cm" fo:padding-bottom="0.125cm" fo:padding-left="0.25cm" fo:padding-right="0.25cm" fo:wrap-option="wrap" loext:decorative="false"/>
    </style:style>
    <style:style style:name="gr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width="0cm" draw:fill="solid" draw:fill-color="#fffdf9" draw:opacity="30%" draw:textarea-horizontal-align="justify" draw:textarea-vertical-align="top" draw:auto-grow-height="false" draw:fit-to-size="false" style:shrink-to-fit="false" fo:min-height="8.261cm" fo:min-width="8.011cm" fo:padding-top="0.125cm" fo:padding-bottom="0.125cm" fo:padding-left="0.25cm" fo:padding-right="0.25cm" fo:wrap-option="wrap" loext:decorative="false"/>
    </style:style>
    <style:style style:name="gr19" style:family="graphic" style:parent-style-name="standard">
      <style:graphic-properties draw:stroke="none" svg:stroke-width="0cm" draw:fill="solid" draw:fill-color="#ffffff" draw:textarea-horizontal-align="justify" draw:textarea-vertical-align="top" draw:auto-grow-height="false" draw:fit-to-size="false" style:shrink-to-fit="false" fo:min-height="6.979cm" fo:min-width="6.729cm" fo:padding-top="0.125cm" fo:padding-bottom="0.125cm" fo:padding-left="0.25cm" fo:padding-right="0.25cm" fo:wrap-option="wrap" loext:decorative="false"/>
    </style:style>
    <style:style style:name="gr2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width="0cm" draw:fill="bitmap" draw:fill-image-name="msFillBitmap_20_1" style:repeat="stretch" draw:textarea-horizontal-align="justify" draw:textarea-vertical-align="top" draw:auto-grow-height="false" draw:fit-to-size="false" style:shrink-to-fit="false" fo:min-height="0.062cm" fo:min-width="1.39cm" fo:padding-top="0.125cm" fo:padding-bottom="0.125cm" fo:padding-left="0.25cm" fo:padding-right="0.25cm" fo:wrap-option="wrap" loext:decorative="false"/>
    </style:style>
    <style:style style:name="gr22" style:family="graphic">
      <style:graphic-properties style:protect="size" loext:decorative="false"/>
    </style:style>
    <style:style style:name="gr2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Blank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solid" draw:fill-color="#4c7867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2" style:family="paragraph">
      <loext:graphic-properties draw:fill="solid" draw:fill-color="#a86da9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3" style:family="paragraph">
      <loext:graphic-properties draw:fill="solid" draw:fill-color="#d2553f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4" style:family="paragraph">
      <loext:graphic-properties draw:fill="solid" draw:fill-color="#eb8600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5" style:family="paragraph">
      <style:paragraph-properties fo:margin-left="0cm" fo:margin-right="0cm" fo:margin-top="0cm" fo:margin-bottom="0cm" fo:line-height="9.706cm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9.706cm" fo:text-align="end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9.706cm" fo:text-align="end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9.706cm" fo:text-align="end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9" style:family="paragraph">
      <style:paragraph-properties fo:margin-left="0cm" fo:margin-right="0cm" fo:margin-top="0.051cm" fo:margin-bottom="0.051cm" fo:line-height="0.762cm" fo:text-align="start" fo:text-indent="0cm" style:punctuation-wrap="hanging" loext:tab-stop-distance="2.54cm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10" style:family="paragraph">
      <loext:graphic-properties draw:fill="none"/>
      <style:paragraph-properties fo:margin-left="0cm" fo:margin-right="0cm" fo:margin-top="0cm" fo:margin-bottom="0cm" fo:line-height="0.466cm" fo:text-align="end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 loext:hyphenation-no-caps="false" loext:hyphenation-no-last-word="false"/>
    </style:style>
    <style:style style:name="P11" style:family="paragraph">
      <style:paragraph-properties fo:margin-left="0cm" fo:margin-right="0cm" fo:margin-top="0cm" fo:margin-bottom="0cm" fo:line-height="0.548cm" fo:text-align="end" fo:text-indent="0cm" style:punctuation-wrap="hanging" loext:tab-stop-distance="2.54cm">
        <style:tab-stops/>
      </style:paragraph-properties>
      <style:text-properties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0.548cm" fo:text-align="end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3" style:family="paragraph">
      <style:paragraph-properties fo:margin-left="0cm" fo:margin-right="0cm" fo:margin-top="0.051cm" fo:margin-bottom="0.051cm" fo:line-height="0.762cm" fo:text-align="start" fo:text-indent="0cm" style:punctuation-wrap="hanging" loext:tab-stop-distance="2.54cm" style:writing-mode="lr-tb">
        <style:tab-stops/>
      </style:paragraph-properties>
      <style:text-properties fo:font-size="17pt" style:font-size-asian="17pt" style:font-size-complex="17pt" fo:hyphenate="false" loext:hyphenation-no-caps="false" loext:hyphenation-no-last-word="false"/>
    </style:style>
    <style:style style:name="P14" style:family="paragraph">
      <loext:graphic-properties draw:fill="none"/>
      <style:paragraph-properties fo:margin-left="0cm" fo:margin-right="0cm" fo:margin-top="0.051cm" fo:margin-bottom="0.051cm" fo:line-height="0.762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7pt" style:font-size-asian="17pt" style:font-size-complex="17pt" fo:hyphenate="false" loext:hyphenation-no-caps="false" loext:hyphenation-no-last-word="false"/>
    </style:style>
    <style:style style:name="P15" style:family="paragraph">
      <style:paragraph-properties fo:margin-left="0cm" fo:margin-right="0cm" fo:margin-top="0cm" fo:margin-bottom="0cm" fo:line-height="0.548cm" fo:text-align="start" fo:text-indent="0cm" style:punctuation-wrap="hanging" loext:tab-stop-distance="2.54cm">
        <style:tab-stops/>
      </style:paragraph-properties>
      <style:text-properties fo:font-size="18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0.548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7" style:family="paragraph">
      <loext:graphic-properties draw:fill="none"/>
      <style:paragraph-properties fo:margin-left="0cm" fo:margin-right="0cm" fo:margin-top="0.051cm" fo:margin-bottom="0.051cm" fo:line-height="0.762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 loext:hyphenation-no-caps="false" loext:hyphenation-no-last-word="false"/>
    </style:style>
    <style:style style:name="P18" style:family="paragraph">
      <style:paragraph-properties fo:margin-left="0cm" fo:margin-right="0cm" fo:margin-top="0cm" fo:margin-bottom="0cm" fo:line-height="0.548cm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9" style:family="paragraph">
      <loext:graphic-properties draw:fill="solid" draw:fill-color="#fffdf9" draw:opacity="30%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20" style:family="paragraph">
      <loext:graphic-properties draw:fill="solid" draw:fill-color="#ffffff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21" style:family="paragraph">
      <style:paragraph-properties fo:margin-left="0cm" fo:margin-right="0cm" fo:margin-top="0cm" fo:margin-bottom="0cm" fo:line-height="1.145cm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.145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3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24" style:family="paragraph">
      <loext:graphic-properties draw:fill-color="#ffffff"/>
    </style:style>
    <style:style style:name="P25" style:family="paragraph">
      <style:paragraph-properties fo:margin-left="0cm" fo:margin-right="0cm" fo:margin-top="0.051cm" fo:margin-bottom="0.051cm" fo:line-height="0.762cm" fo:text-align="start" fo:text-indent="0cm" style:punctuation-wrap="hanging" loext:tab-stop-distance="2.54cm" style:writing-mode="lr-tb">
        <style:tab-stops/>
      </style:paragraph-properties>
      <style:text-properties fo:font-size="18pt" style:font-size-asian="17pt" style:font-size-complex="17pt" fo:hyphenate="false" loext:hyphenation-no-caps="false" loext:hyphenation-no-last-word="false"/>
    </style:style>
    <style:style style:name="P26" style:family="paragraph">
      <loext:graphic-properties draw:fill="none"/>
      <style:paragraph-properties fo:margin-left="0cm" fo:margin-right="0cm" fo:margin-top="0.051cm" fo:margin-bottom="0.051cm" fo:line-height="0.762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style:font-size-asian="17pt" style:font-size-complex="17pt" fo:hyphenate="false" loext:hyphenation-no-caps="false" loext:hyphenation-no-last-word="false"/>
    </style:style>
    <style:style style:name="T1" style:family="text">
      <style:text-properties fo:font-variant="normal" fo:text-transform="none" fo:color="#ffffff" loext:opacity="15%" style:text-outline="false" style:text-line-through-style="none" style:text-line-through-type="none" style:text-position="0% 100%" style:font-name="DM Sans Black" fo:font-size="196.5pt" fo:letter-spacing="normal" fo:language="en" fo:country="US" fo:font-style="normal" style:text-underline-style="none" fo:font-weight="normal" fo:background-color="transparent" style:font-size-asian="196.5pt" style:font-style-asian="normal" style:font-weight-asian="normal" style:font-size-complex="196.5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DM Sans Ligh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ffffff" loext:opacity="100%" style:font-name="DM Sans" fo:font-size="21pt" fo:language="en" fo:country="US" fo:font-weight="bold" style:font-size-asian="21pt" style:font-weight-asian="bold" style:font-size-complex="21pt" style:font-weight-complex="bold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DM Sans Light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DM Sans" fo:font-size="21pt" fo:letter-spacing="normal" fo:language="en" fo:country="US" fo:font-style="normal" style:text-underline-style="none" fo:font-weight="bold" fo:background-color="transparent" style:font-size-asian="21pt" style:font-style-asian="normal" style:font-weight-asian="bold" style:font-size-complex="21pt" style:font-style-complex="normal" style:font-weight-complex="bold"/>
    </style:style>
    <style:style style:name="T6" style:family="text">
      <style:text-properties fo:font-variant="normal" fo:text-transform="none" fo:color="#444444" loext:opacity="100%" style:text-outline="false" style:text-line-through-style="none" style:text-line-through-type="none" style:text-position="0% 100%" style:font-name="DM Sans" fo:font-size="29.5pt" fo:letter-spacing="normal" fo:language="en" fo:country="US" fo:font-style="normal" style:text-underline-style="none" fo:font-weight="bold" fo:background-color="transparent" style:font-size-asian="29.5pt" style:font-style-asian="normal" style:font-weight-asian="bold" style:font-size-complex="29.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ffffff" fo:font-size="5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444444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g draw:name="Group 6" draw:style-name="gr1">
          <draw:custom-shape draw:name="Freeform 3" draw:style-name="gr2" draw:text-style-name="P1" draw:layer="layout" svg:width="12.609cm" svg:height="8.239cm" svg:x="14.99cm" svg:y="10.661cm">
            <text:p/>
            <draw:enhanced-geometry draw:mirror-horizontal="false" draw:mirror-vertical="false" svg:viewBox="0 0 0 0" draw:text-areas="?f5 ?f5 ?f6 ?f7" draw:type="ooxml-roundRect" draw:modifiers="8961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Freeform 3" draw:style-name="gr3" draw:text-style-name="P2" draw:layer="layout" svg:width="12.609cm" svg:height="8.239cm" svg:x="2.1cm" svg:y="10.661cm">
            <text:p/>
            <draw:enhanced-geometry draw:mirror-horizontal="false" draw:mirror-vertical="false" svg:viewBox="0 0 0 0" draw:text-areas="?f5 ?f5 ?f6 ?f7" draw:type="ooxml-roundRect" draw:modifiers="8961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Freeform 3" draw:style-name="gr4" draw:text-style-name="P3" draw:layer="layout" svg:width="12.609cm" svg:height="8.239cm" svg:x="14.99cm" svg:y="2.147cm">
            <text:p/>
            <draw:enhanced-geometry draw:mirror-horizontal="false" draw:mirror-vertical="false" svg:viewBox="0 0 0 0" draw:text-areas="?f5 ?f5 ?f6 ?f7" draw:type="ooxml-roundRect" draw:modifiers="8961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Freeform 3" draw:style-name="gr5" draw:text-style-name="P4" draw:layer="layout" svg:width="12.609cm" svg:height="8.239cm" svg:x="2.1cm" svg:y="2.147cm">
            <text:p/>
            <draw:enhanced-geometry draw:mirror-horizontal="false" draw:mirror-vertical="false" svg:viewBox="0 0 0 0" draw:text-areas="?f5 ?f5 ?f6 ?f7" draw:type="ooxml-roundRect" draw:modifiers="8961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</draw:g>
        <draw:g draw:name="Group 11" draw:style-name="gr1">
          <draw:custom-shape draw:name="TextBox 25" draw:style-name="gr6" draw:text-style-name="P6" draw:layer="layout" svg:width="4.687cm" svg:height="9.707cm" svg:x="22.922cm" svg:y="7.169cm">
            <text:p text:style-name="P5"><text:span text:style-name="T1">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4" draw:style-name="gr7" draw:text-style-name="P6" draw:layer="layout" svg:width="4.687cm" svg:height="9.707cm" svg:x="0.498cm" svg:y="7.169cm">
            <text:p text:style-name="P5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" draw:style-name="gr8" draw:text-style-name="P6" draw:layer="layout" svg:width="7.917cm" svg:height="9.707cm" svg:x="21.307cm" svg:y="2.154cm">
            <text:p text:style-name="P5"><text:span text:style-name="T1">W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" draw:style-name="gr9" draw:text-style-name="P8" draw:layer="layout" svg:width="4.687cm" svg:height="9.707cm" svg:x="0.498cm" svg:y="2.154cm">
            <text:p text:style-name="P7"><text:span text:style-name="T1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9" draw:style-name="gr10" draw:text-style-name="P10" draw:layer="layout" svg:width="8.304cm" svg:height="6.199cm" svg:x="17.864cm" svg:y="12.218cm">
          <text:list text:style-name="L3">
            <text:list-item>
              <text:p text:style-name="P9"><text:span text:style-name="T2">The large size of the network makes it resistant to community consensus innovation.</text:span></text:p>
            </text:list-item>
            <text:list-item>
              <text:p text:style-name="P9"><text:span text:style-name="T2">The high price and volatility of ETH is making Ethereum applications too expensive to operat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11" draw:text-style-name="P12" draw:layer="layout" svg:width="3.174cm" svg:height="0.549cm" svg:x="23.495cm" svg:y="11.23cm">
          <text:p text:style-name="P11"><text:span text:style-name="T3">Threa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12" draw:text-style-name="P14" draw:layer="layout" svg:width="9.764cm" svg:height="6.199cm" svg:x="2.936cm" svg:y="12.065cm">
          <text:list text:style-name="L3">
            <text:list-item>
              <text:p text:style-name="P13"><text:span text:style-name="T2">The general nature of Ethereum can make it the default blockchain for learning and academic research.</text:span></text:p>
            </text:list-item>
            <text:list-item>
              <text:p text:style-name="P13"><text:span text:style-name="T2">Despite the lack of specific support, Ethereum has a growing ecosystem of NFT-based application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13" draw:text-style-name="P16" draw:layer="layout" svg:width="5.319cm" svg:height="0.549cm" svg:x="3.436cm" svg:y="11.312cm">
          <text:p text:style-name="P15"><text:span text:style-name="T3">Opportuni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14" draw:text-style-name="P17" draw:layer="layout" svg:width="9.525cm" svg:height="5.537cm" svg:x="17.78cm" svg:y="2.795cm">
          <text:list text:style-name="L3">
            <text:list-item>
              <text:p text:style-name="P9"><text:span text:style-name="T4">Slow block rate and transaction confirmations.</text:span></text:p>
            </text:list-item>
            <text:list-item>
              <text:p text:style-name="P9"><text:span text:style-name="T4">Token (ETH) expensive to use even at application level.</text:span></text:p>
            </text:list-item>
            <text:list-item>
              <text:p text:style-name="P9"><text:span text:style-name="T4">Data stored in a contract-based scheme. If a contract is deleted/corrupted, all data is lost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15" draw:text-style-name="P12" draw:layer="layout" svg:width="5.079cm" svg:height="0.549cm" svg:x="22.226cm" svg:y="9.261cm">
          <text:p text:style-name="P11"><text:span text:style-name="T3">Weakne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16" draw:text-style-name="P17" draw:layer="layout" svg:width="9.764cm" svg:height="5.641cm" svg:x="2.936cm" svg:y="2.795cm">
          <text:list text:style-name="L4">
            <text:list-item>
              <text:p text:style-name="P9"><text:span text:style-name="T2">Large and robust network.</text:span></text:p>
            </text:list-item>
            <text:list-item>
              <text:p text:style-name="P9"><text:span text:style-name="T2">Mature application ecosystem.</text:span></text:p>
            </text:list-item>
            <text:list-item>
              <text:p text:style-name="P9"><text:span text:style-name="T2">Most used blockchain for smart contract applications.</text:span></text:p>
            </text:list-item>
            <text:list-item>
              <text:p text:style-name="P9"><text:span text:style-name="T2">Simple and well documented programming language for smart contract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17" draw:text-style-name="P16" draw:layer="layout" svg:width="4.684cm" svg:height="0.549cm" svg:x="3.536cm" svg:y="9.212cm">
          <text:p text:style-name="P18"><text:span text:style-name="T5">Strength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7" draw:style-name="gr18" draw:text-style-name="P19" draw:layer="layout" svg:width="8.51cm" svg:height="8.51cm" svg:x="10.594cm" svg:y="6.269cm">
          <text:p/>
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<draw:equation draw:name="f0" draw:formula="logwidth"/>
            <draw:equation draw:name="f1" draw:formula="logheight"/>
          </draw:enhanced-geometry>
        </draw:custom-shape>
        <draw:custom-shape draw:name="Freeform 20" draw:style-name="gr19" draw:text-style-name="P20" draw:layer="layout" svg:width="7.228cm" svg:height="7.228cm" svg:x="11.236cm" svg:y="6.91cm">
          <text:p/>
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<draw:equation draw:name="f0" draw:formula="logwidth"/>
            <draw:equation draw:name="f1" draw:formula="logheight"/>
          </draw:enhanced-geometry>
        </draw:custom-shape>
        <draw:custom-shape draw:name="TextBox 23" draw:style-name="gr20" draw:text-style-name="P22" draw:layer="layout" svg:width="8.228cm" svg:height="4.581cm" svg:x="10.835cm" svg:y="7.905cm">
          <text:p text:style-name="P21"><text:span text:style-name="T6">SWOT</text:span></text:p>
          <text:p text:style-name="P21"><text:span text:style-name="T6">analysis </text:span></text:p>
          <text:p text:style-name="P21"><text:span text:style-name="T6">diagram - Ethere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mplateLAB" draw:style-name="gr21" draw:text-style-name="P23" draw:layer="layout" svg:width="1.889cm" svg:height="0.311cm" svg:x="13.905cm" svg:y="19.732cm">
          <text:p/>
          <draw:enhanced-geometry draw:mirror-horizontal="false" draw:mirror-vertical="false" svg:viewBox="0 0 0 0" drawooo:sub-view-size="680446 112274" draw:text-areas="0 0 ?f0 ?f1" draw:type="ooxml-non-primitive" draw:enhanced-path="M 0 0 L 680446 0 680446 112274 0 112274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 presentation:presentation-page-layout-name="AL1T0">
        <draw:g draw:name="Group 1" draw:style-name="gr1">
          <draw:custom-shape draw:name="Freeform 1" draw:style-name="gr2" draw:text-style-name="P1" draw:layer="layout" svg:width="12.609cm" svg:height="8.239cm" svg:x="14.99cm" svg:y="10.661cm">
            <text:p/>
            <draw:enhanced-geometry draw:mirror-horizontal="false" draw:mirror-vertical="false" svg:viewBox="0 0 0 0" draw:text-areas="?f5 ?f5 ?f6 ?f7" draw:type="ooxml-roundRect" draw:modifiers="8961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Freeform 2" draw:style-name="gr3" draw:text-style-name="P2" draw:layer="layout" svg:width="12.609cm" svg:height="8.239cm" svg:x="2.1cm" svg:y="10.661cm">
            <text:p/>
            <draw:enhanced-geometry draw:mirror-horizontal="false" draw:mirror-vertical="false" svg:viewBox="0 0 0 0" draw:text-areas="?f5 ?f5 ?f6 ?f7" draw:type="ooxml-roundRect" draw:modifiers="8961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Freeform 4" draw:style-name="gr4" draw:text-style-name="P3" draw:layer="layout" svg:width="12.609cm" svg:height="8.239cm" svg:x="14.99cm" svg:y="2.147cm">
            <text:p/>
            <draw:enhanced-geometry draw:mirror-horizontal="false" draw:mirror-vertical="false" svg:viewBox="0 0 0 0" draw:text-areas="?f5 ?f5 ?f6 ?f7" draw:type="ooxml-roundRect" draw:modifiers="8961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Freeform 5" draw:style-name="gr5" draw:text-style-name="P4" draw:layer="layout" svg:width="12.609cm" svg:height="8.239cm" svg:x="2.1cm" svg:y="2.147cm">
            <text:p/>
            <draw:enhanced-geometry draw:mirror-horizontal="false" draw:mirror-vertical="false" svg:viewBox="0 0 0 0" draw:text-areas="?f5 ?f5 ?f6 ?f7" draw:type="ooxml-roundRect" draw:modifiers="8961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</draw:g>
        <draw:g draw:name="Group 2" draw:style-name="gr1">
          <draw:custom-shape draw:name="TextBox 1" draw:style-name="gr23" draw:text-style-name="P6" draw:layer="layout" svg:width="4.687cm" svg:height="9.707cm" svg:x="22.922cm" svg:y="7.169cm">
            <text:p text:style-name="P5"><text:span text:style-name="T1">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" draw:style-name="gr24" draw:text-style-name="P6" draw:layer="layout" svg:width="4.687cm" svg:height="9.707cm" svg:x="0.498cm" svg:y="7.169cm">
            <text:p text:style-name="P5"><text:span text:style-name="T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" draw:style-name="gr25" draw:text-style-name="P6" draw:layer="layout" svg:width="7.917cm" svg:height="9.707cm" svg:x="21.307cm" svg:y="2.154cm">
            <text:p text:style-name="P5"><text:span text:style-name="T1">W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" draw:style-name="gr26" draw:text-style-name="P8" draw:layer="layout" svg:width="4.687cm" svg:height="9.707cm" svg:x="0.498cm" svg:y="2.154cm">
            <text:p text:style-name="P7"><text:span text:style-name="T1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5" draw:style-name="gr27" draw:text-style-name="P17" draw:layer="layout" svg:width="8.806cm" svg:height="6.959cm" svg:x="17.864cm" svg:y="11.661cm">
          <text:list text:style-name="L3">
            <text:list-item>
              <text:p text:style-name="P9"><text:span text:style-name="T2">The majority of Flow applications are NFT-based collectibles. This can pigeon-hole Flow to a narrow application scope.</text:span></text:p>
            </text:list-item>
            <text:list-item>
              <text:p text:style-name="P9"><text:span text:style-name="T2">Its account-base storage is hard to interact with other blockchains, which can isolate Flow from other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8" draw:text-style-name="P12" draw:layer="layout" svg:width="3.174cm" svg:height="0.549cm" svg:x="23.495cm" svg:y="11.23cm">
          <text:p text:style-name="P11"><text:span text:style-name="T3">Threa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9" draw:text-style-name="P26" draw:layer="layout" svg:width="9.764cm" svg:height="6.197cm" svg:x="2.936cm" svg:y="12.065cm">
          <text:list text:style-name="L3">
            <text:list-item>
              <text:p text:style-name="P25"><text:span text:style-name="T2">Flow is more scalable than comparable blockchains and has the potential to distinguish itself in this critical aspect.</text:span></text:p>
            </text:list-item>
            <text:list-item>
              <text:p text:style-name="P25"><text:span text:style-name="T2">The low and stable price of FLOW can be advantageous at the application level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0" draw:text-style-name="P16" draw:layer="layout" svg:width="5.319cm" svg:height="0.549cm" svg:x="3.436cm" svg:y="11.312cm">
          <text:p text:style-name="P15"><text:span text:style-name="T3">Opportuni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31" draw:text-style-name="P17" draw:layer="layout" svg:width="9.525cm" svg:height="6.299cm" svg:x="17.78cm" svg:y="2.795cm">
          <text:list text:style-name="L3">
            <text:list-item>
              <text:p text:style-name="P9"><text:span text:style-name="T4">Small but complex network due to multiple node types.</text:span></text:p>
            </text:list-item>
            <text:list-item>
              <text:p text:style-name="P9"><text:span text:style-name="T4">Complex smart contract programming language.</text:span></text:p>
            </text:list-item>
            <text:list-item>
              <text:p text:style-name="P9"><text:span text:style-name="T4">Blockchain lacks experience – several features and documentation still in development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32" draw:text-style-name="P12" draw:layer="layout" svg:width="5.079cm" svg:height="0.549cm" svg:x="22.226cm" svg:y="9.261cm">
          <text:p text:style-name="P11"><text:span text:style-name="T3">Weakne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3" draw:text-style-name="P17" draw:layer="layout" svg:width="9.764cm" svg:height="6.403cm" svg:x="2.936cm" svg:y="2.795cm">
          <text:list text:style-name="L4">
            <text:list-item>
              <text:p text:style-name="P9"><text:span text:style-name="T2">High block rate, fast transactions.</text:span></text:p>
            </text:list-item>
            <text:list-item>
              <text:p text:style-name="P9"><text:span text:style-name="T2">Dedicated support for NFT-based applications.</text:span></text:p>
            </text:list-item>
            <text:list-item>
              <text:p text:style-name="P9"><text:span text:style-name="T2">Low rates for FLOW token and transaction gas prices.</text:span></text:p>
            </text:list-item>
            <text:list-item>
              <text:p text:style-name="P9"><text:span text:style-name="T2">Growing application ecosyste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34" draw:text-style-name="P16" draw:layer="layout" svg:width="4.684cm" svg:height="0.549cm" svg:x="3.336cm" svg:y="9.512cm">
          <text:p text:style-name="P18"><text:span text:style-name="T5">Strength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18" draw:text-style-name="P19" draw:layer="layout" svg:width="8.51cm" svg:height="8.51cm" svg:x="10.594cm" svg:y="6.269cm">
          <text:p/>
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<draw:equation draw:name="f0" draw:formula="logwidth"/>
            <draw:equation draw:name="f1" draw:formula="logheight"/>
          </draw:enhanced-geometry>
        </draw:custom-shape>
        <draw:custom-shape draw:name="Freeform 7" draw:style-name="gr19" draw:text-style-name="P20" draw:layer="layout" svg:width="7.228cm" svg:height="7.228cm" svg:x="11.236cm" svg:y="6.91cm">
          <text:p/>
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<draw:equation draw:name="f0" draw:formula="logwidth"/>
            <draw:equation draw:name="f1" draw:formula="logheight"/>
          </draw:enhanced-geometry>
        </draw:custom-shape>
        <draw:custom-shape draw:name="TextBox 15" draw:style-name="gr35" draw:text-style-name="P22" draw:layer="layout" svg:width="8.228cm" svg:height="4.581cm" svg:x="10.835cm" svg:y="7.905cm">
          <text:p text:style-name="P21"><text:span text:style-name="T6">SWOT</text:span></text:p>
          <text:p text:style-name="P21"><text:span text:style-name="T6">analysis </text:span></text:p>
          <text:p text:style-name="P21"><text:span text:style-name="T6">diagram - </text:span></text:p>
          <text:p text:style-name="P21"><text:span text:style-name="T6">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mplateLAB 1" draw:style-name="gr21" draw:text-style-name="P23" draw:layer="layout" svg:width="1.889cm" svg:height="0.311cm" svg:x="13.905cm" svg:y="19.732cm">
          <text:p/>
          <draw:enhanced-geometry draw:mirror-horizontal="false" draw:mirror-vertical="false" svg:viewBox="0 0 0 0" drawooo:sub-view-size="680446 112274" draw:text-areas="0 0 ?f0 ?f1" draw:type="ooxml-non-primitive" draw:enhanced-path="M 0 0 L 680446 0 680446 112274 0 112274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22" draw:layer="layout" svg:width="19.798cm" svg:height="11.136cm" svg:x="0.6cm" svg:y="2.257cm" draw:page-number="2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M Sans" svg:font-family="'DM Sans'" style:font-pitch="variable"/>
    <style:font-face style:name="DM Sans Black" svg:font-family="'DM Sans Black'" style:font-pitch="variable"/>
    <style:font-face style:name="DM Sans Light" svg:font-family="'DM Sans Light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2640000039910000099DD1FC6812.sv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04cm" fo:page-height="20.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505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174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505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2.174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174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505cm" fo:min-width="26.733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2.174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174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505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2.174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174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505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2.174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174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505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2.174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174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505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2.174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2.174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174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505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174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174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505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2.174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174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505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2.174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174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127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2" style:family="paragraph">
      <style:paragraph-properties fo:margin-left="0cm" fo:margin-right="0cm" fo:margin-top="0.169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4" style:family="paragraph">
      <style:paragraph-properties fo:margin-left="0cm" fo:margin-right="0cm" fo:margin-top="0.11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5" style:family="paragraph">
      <style:paragraph-properties fo:margin-left="0cm" fo:margin-right="0cm" fo:margin-top="0.099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8">Click to edit Master title style</text:span></text:p>
        </draw:text-box>
      </draw:frame>
      <draw:frame draw:name="Text Placeholder 2" presentation:style-name="Mpr21" draw:text-style-name="MP19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8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6" draw:text-style-name="MP21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20"><text:span text:style-name="MT10">Fourth level</text:span></text:p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1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12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Text Placeholder 2" presentation:style-name="Mpr31" draw:text-style-name="MP23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22"><text:span text:style-name="MT11">Click to edit Master text styles</text:span></text:p>
            </text:list-item>
          </text:list>
        </draw:text-box>
      </draw:frame>
      <draw:frame draw:name="Content Placeholder 3" presentation:style-name="Mpr32" draw:text-style-name="MP23" draw:layer="backgroundobjects" svg:width="11.222cm" svg:height="10.975cm" svg:x="1.27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3" draw:layer="backgroundobjects" svg:width="11.226cm" svg:height="1.776cm" svg:x="12.903cm" svg:y="4.264cm" presentation:class="outline" presentation:user-transformed="true">
        <draw:text-box>
          <text:p text:style-name="MP22"><text:span text:style-name="MT11">Click to edit Master text styles</text:span></text:p>
        </draw:text-box>
      </draw:frame>
      <draw:frame draw:name="Content Placeholder 5" presentation:style-name="Mpr32" draw:text-style-name="MP23" draw:layer="backgroundobjects" svg:width="11.226cm" svg:height="10.975cm" svg:x="12.903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Blank-title" draw:layer="backgroundobjects" svg:width="26.732cm" svg:height="3.504cm" svg:x="1.485cm" svg:y="0.837cm" presentation:class="title" presentation:placeholder="true">
        <draw:text-box/>
      </draw:frame>
      <draw:frame presentation:style-name="Blank-outline1" draw:layer="backgroundobjects" svg:width="26.732cm" svg:height="12.173cm" svg:x="1.485cm" svg:y="4.911cm" presentation:class="outline" presentation:placeholder="true">
        <draw:text-box/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3.227cm" svg:x="1.27cm" svg:y="0.758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Content Placeholder 2" presentation:style-name="Mpr44" draw:text-style-name="MP15" draw:layer="backgroundobjects" svg:width="14.198cm" svg:height="16.258cm" svg:x="9.931cm" svg:y="0.758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6" draw:layer="backgroundobjects" svg:width="8.355cm" svg:height="13.03cm" svg:x="1.27cm" svg:y="3.986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573cm" svg:x="4.979cm" svg:y="13.335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26" draw:layer="backgroundobjects" svg:width="15.239cm" svg:height="2.235cm" svg:x="4.979cm" svg:y="14.909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opy of SWOT Analysis Templates (Landscape)</dc:title>
    <meta:initial-creator>Hoang Anh</meta:initial-creator>
    <meta:editing-cycles>38</meta:editing-cycles>
    <meta:creation-date>2006-08-16T00:00:00</meta:creation-date>
    <dc:date>2024-12-02T06:07:54.314661544</dc:date>
    <meta:editing-duration>PT8H7M25S</meta:editing-duration>
    <meta:generator>LibreOffice/24.2.6.2$Linux_X86_64 LibreOffice_project/420$Build-2</meta:generator>
    <meta:document-statistic meta:object-count="183"/>
    <meta:user-defined meta:name="AppVersion">16.0000</meta:user-defined>
    <meta:user-defined meta:name="OOXMLCorePropertyIdentifier">DAF66AsoOy8</meta:user-defined>
    <meta:user-defined meta:name="PresentationFormat">Custom</meta:user-defined>
    <meta:user-defined meta:name="Slides" meta:value-type="float">1</meta:user-defined>
  </office:meta>
</office:document-meta>
</file>